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3102" officeooo:paragraph-rsid="00143102"/>
    </style:style>
    <style:style style:name="P2" style:family="paragraph" style:parent-style-name="Standard">
      <style:text-properties officeooo:rsid="001488a6" officeooo:paragraph-rsid="001488a6"/>
    </style:style>
    <style:style style:name="P3" style:family="paragraph" style:parent-style-name="Standard">
      <style:text-properties officeooo:rsid="0014c311" officeooo:paragraph-rsid="0014c311"/>
    </style:style>
    <style:style style:name="P4" style:family="paragraph" style:parent-style-name="Standard">
      <style:text-properties officeooo:rsid="00176c3d" officeooo:paragraph-rsid="00176c3d"/>
    </style:style>
    <style:style style:name="P5" style:family="paragraph" style:parent-style-name="Standard">
      <style:text-properties officeooo:rsid="00190ab8" officeooo:paragraph-rsid="00190ab8"/>
    </style:style>
    <style:style style:name="P6" style:family="paragraph" style:parent-style-name="Standard">
      <style:text-properties officeooo:rsid="001b905c" officeooo:paragraph-rsid="001b905c"/>
    </style:style>
    <style:style style:name="P7" style:family="paragraph" style:parent-style-name="Standard">
      <style:text-properties officeooo:rsid="001e48a2" officeooo:paragraph-rsid="001e48a2"/>
    </style:style>
    <style:style style:name="P8" style:family="paragraph" style:parent-style-name="Standard">
      <style:text-properties officeooo:rsid="001fe062" officeooo:paragraph-rsid="001fe062"/>
    </style:style>
    <style:style style:name="P9" style:family="paragraph" style:parent-style-name="Standard">
      <style:text-properties officeooo:rsid="0023f3a7" officeooo:paragraph-rsid="0023f3a7"/>
    </style:style>
    <style:style style:name="P10" style:family="paragraph" style:parent-style-name="Standard">
      <style:text-properties officeooo:rsid="002a22c4" officeooo:paragraph-rsid="002a22c4"/>
    </style:style>
    <style:style style:name="P11" style:family="paragraph" style:parent-style-name="Standard">
      <style:text-properties officeooo:rsid="0010cbda" officeooo:paragraph-rsid="0010cbda"/>
    </style:style>
    <style:style style:name="P12" style:family="paragraph" style:parent-style-name="Standard">
      <style:text-properties fo:font-style="normal" officeooo:rsid="001bc931" officeooo:paragraph-rsid="001b905c" style:font-style-asian="normal" style:font-style-complex="normal"/>
    </style:style>
    <style:style style:name="P13" style:family="paragraph" style:parent-style-name="Standard">
      <style:text-properties fo:font-style="normal" officeooo:rsid="001f919e" officeooo:paragraph-rsid="001e48a2" style:font-style-asian="normal" style:font-style-complex="normal"/>
    </style:style>
    <style:style style:name="P14" style:family="paragraph" style:parent-style-name="Standard">
      <style:text-properties fo:font-style="normal" officeooo:rsid="0023f3a7" officeooo:paragraph-rsid="0023f3a7" style:font-style-asian="normal" style:font-style-complex="normal"/>
    </style:style>
    <style:style style:name="P15" style:family="paragraph" style:parent-style-name="Standard">
      <style:text-properties fo:font-weight="bold" officeooo:rsid="002f577f" officeooo:paragraph-rsid="002f577f" style:font-weight-asian="bold" style:font-weight-complex="bold"/>
    </style:style>
    <style:style style:name="P16" style:family="paragraph" style:parent-style-name="Standard">
      <style:text-properties fo:font-weight="bold" officeooo:rsid="0046b257" officeooo:paragraph-rsid="0046b257" style:font-weight-asian="bold" style:font-weight-complex="bold"/>
    </style:style>
    <style:style style:name="P17" style:family="paragraph" style:parent-style-name="Standard">
      <style:text-properties fo:font-weight="bold" officeooo:rsid="00499027" officeooo:paragraph-rsid="00499027" style:font-weight-asian="bold" style:font-weight-complex="bold"/>
    </style:style>
    <style:style style:name="P18" style:family="paragraph" style:parent-style-name="Standard">
      <style:text-properties fo:font-weight="bold" officeooo:rsid="004a6748" officeooo:paragraph-rsid="004a6748" style:font-weight-asian="bold" style:font-weight-complex="bold"/>
    </style:style>
    <style:style style:name="P19" style:family="paragraph" style:parent-style-name="Standard">
      <style:text-properties fo:font-weight="bold" officeooo:rsid="00567394" officeooo:paragraph-rsid="00567394" style:font-weight-asian="bold" style:font-weight-complex="bold"/>
    </style:style>
    <style:style style:name="P20" style:family="paragraph" style:parent-style-name="Standard">
      <style:text-properties fo:font-weight="bold" officeooo:rsid="005718f7" officeooo:paragraph-rsid="005718f7" style:font-weight-asian="bold" style:font-weight-complex="bold"/>
    </style:style>
    <style:style style:name="P21" style:family="paragraph" style:parent-style-name="Standard">
      <style:text-properties fo:font-weight="normal" officeooo:rsid="00322c98" officeooo:paragraph-rsid="00322c98" style:font-weight-asian="normal" style:font-weight-complex="normal"/>
    </style:style>
    <style:style style:name="P22" style:family="paragraph" style:parent-style-name="Standard">
      <style:text-properties fo:font-weight="normal" officeooo:rsid="00380154" officeooo:paragraph-rsid="00380154" style:font-weight-asian="normal" style:font-weight-complex="normal"/>
    </style:style>
    <style:style style:name="P23" style:family="paragraph" style:parent-style-name="Standard">
      <style:text-properties fo:font-weight="normal" officeooo:rsid="00303b7d" officeooo:paragraph-rsid="004d8b8c" style:font-weight-asian="normal" style:font-weight-complex="normal"/>
    </style:style>
    <style:style style:name="P24" style:family="paragraph" style:parent-style-name="Standard">
      <style:text-properties fo:font-weight="normal" officeooo:rsid="005a3b8a" officeooo:paragraph-rsid="005a3b8a" style:font-weight-asian="normal" style:font-weight-complex="normal"/>
    </style:style>
    <style:style style:name="P25" style:family="paragraph" style:parent-style-name="Standard">
      <style:text-properties officeooo:rsid="00303b7d" officeooo:paragraph-rsid="00303b7d"/>
    </style:style>
    <style:style style:name="P26" style:family="paragraph" style:parent-style-name="Standard">
      <style:text-properties fo:font-weight="bold" officeooo:rsid="00322c98" officeooo:paragraph-rsid="00322c98" style:font-weight-asian="bold" style:font-weight-complex="bold"/>
    </style:style>
    <style:style style:name="P27" style:family="paragraph" style:parent-style-name="Standard">
      <style:text-properties fo:font-weight="bold" officeooo:rsid="002f577f" officeooo:paragraph-rsid="002f577f" style:font-weight-asian="bold" style:font-weight-complex="bold"/>
    </style:style>
    <style:style style:name="P28" style:family="paragraph" style:parent-style-name="Standard">
      <style:text-properties fo:font-weight="bold" officeooo:rsid="00a7fba2" officeooo:paragraph-rsid="00a7fba2" style:font-weight-asian="bold" style:font-weight-complex="bold"/>
    </style:style>
    <style:style style:name="P29" style:family="paragraph" style:parent-style-name="Standard">
      <style:text-properties fo:font-weight="bold" officeooo:rsid="00bbd0ab" officeooo:paragraph-rsid="00bbd0ab" style:font-weight-asian="bold" style:font-weight-complex="bold"/>
    </style:style>
    <style:style style:name="P30" style:family="paragraph" style:parent-style-name="Standard">
      <style:text-properties fo:font-weight="bold" officeooo:rsid="00c03fb6" officeooo:paragraph-rsid="00c03fb6" style:font-weight-asian="bold" style:font-weight-complex="bold"/>
    </style:style>
    <style:style style:name="P31" style:family="paragraph" style:parent-style-name="Standard">
      <style:text-properties fo:font-weight="bold" officeooo:rsid="011d1926" officeooo:paragraph-rsid="011d1926" style:font-weight-asian="bold" style:font-weight-complex="bold"/>
    </style:style>
    <style:style style:name="P32" style:family="paragraph" style:parent-style-name="Standard">
      <style:text-properties fo:font-weight="bold" officeooo:rsid="012052ba" officeooo:paragraph-rsid="012052ba" style:font-weight-asian="bold" style:font-weight-complex="bold"/>
    </style:style>
    <style:style style:name="P33" style:family="paragraph" style:parent-style-name="Standard">
      <style:text-properties fo:font-weight="bold" officeooo:rsid="0121e5bd" officeooo:paragraph-rsid="0121e5bd" style:font-weight-asian="bold" style:font-weight-complex="bold"/>
    </style:style>
    <style:style style:name="P34" style:family="paragraph" style:parent-style-name="Standard">
      <style:text-properties fo:font-weight="bold" officeooo:rsid="0122ad7a" officeooo:paragraph-rsid="0122ad7a" style:font-weight-asian="bold" style:font-weight-complex="bold"/>
    </style:style>
    <style:style style:name="P35" style:family="paragraph" style:parent-style-name="Standard">
      <style:text-properties fo:font-weight="bold" officeooo:rsid="0123c81b" officeooo:paragraph-rsid="012d967b" style:font-weight-asian="bold" style:font-weight-complex="bold"/>
    </style:style>
    <style:style style:name="P36" style:family="paragraph" style:parent-style-name="Standard">
      <style:text-properties fo:font-weight="bold" officeooo:rsid="0140e793" officeooo:paragraph-rsid="0140e793" style:font-weight-asian="bold" style:font-weight-complex="bold"/>
    </style:style>
    <style:style style:name="P37" style:family="paragraph" style:parent-style-name="Standard">
      <style:text-properties fo:font-weight="bold" officeooo:rsid="01645138" officeooo:paragraph-rsid="01645138" style:font-weight-asian="bold" style:font-weight-complex="bold"/>
    </style:style>
    <style:style style:name="P38" style:family="paragraph" style:parent-style-name="Standard">
      <style:text-properties fo:font-weight="bold" officeooo:rsid="0165ed00" officeooo:paragraph-rsid="0165ed00" style:font-weight-asian="bold" style:font-weight-complex="bold"/>
    </style:style>
    <style:style style:name="P39" style:family="paragraph" style:parent-style-name="Standard">
      <style:text-properties fo:font-weight="bold" officeooo:rsid="016714c1" officeooo:paragraph-rsid="016714c1" style:font-weight-asian="bold" style:font-weight-complex="bold"/>
    </style:style>
    <style:style style:name="P40" style:family="paragraph" style:parent-style-name="Standard">
      <style:text-properties fo:font-weight="bold" officeooo:rsid="01da101d" officeooo:paragraph-rsid="01da101d" style:font-weight-asian="bold" style:font-weight-complex="bold"/>
    </style:style>
    <style:style style:name="P41" style:family="paragraph" style:parent-style-name="Standard">
      <style:text-properties fo:font-weight="normal" officeooo:rsid="00499027" officeooo:paragraph-rsid="00499027" style:font-weight-asian="normal" style:font-weight-complex="normal"/>
    </style:style>
    <style:style style:name="P42" style:family="paragraph" style:parent-style-name="Standard">
      <style:text-properties fo:font-weight="normal" officeooo:rsid="005d26bf" officeooo:paragraph-rsid="005d26bf" style:font-weight-asian="normal" style:font-weight-complex="normal"/>
    </style:style>
    <style:style style:name="P43" style:family="paragraph" style:parent-style-name="Standard">
      <style:text-properties fo:font-weight="normal" officeooo:rsid="002f577f" officeooo:paragraph-rsid="002f577f" style:font-weight-asian="normal" style:font-weight-complex="normal"/>
    </style:style>
    <style:style style:name="P44" style:family="paragraph" style:parent-style-name="Standard">
      <style:text-properties fo:font-weight="normal" officeooo:rsid="00303b7d" officeooo:paragraph-rsid="004d8b8c" style:font-weight-asian="normal" style:font-weight-complex="normal"/>
    </style:style>
    <style:style style:name="P45" style:family="paragraph" style:parent-style-name="Standard">
      <style:text-properties fo:font-weight="normal" officeooo:rsid="0080f232" officeooo:paragraph-rsid="0080f232" style:font-weight-asian="normal" style:font-weight-complex="normal"/>
    </style:style>
    <style:style style:name="P46" style:family="paragraph" style:parent-style-name="Standard">
      <style:text-properties fo:font-weight="normal" officeooo:rsid="01d67ba7" officeooo:paragraph-rsid="01d67ba7" style:font-weight-asian="normal" style:font-weight-complex="normal"/>
    </style:style>
    <style:style style:name="P47" style:family="paragraph" style:parent-style-name="Standard">
      <style:text-properties fo:font-weight="normal" officeooo:rsid="005a3b8a" officeooo:paragraph-rsid="005a3b8a" style:font-weight-asian="normal" style:font-weight-complex="normal"/>
    </style:style>
    <style:style style:name="P48" style:family="paragraph" style:parent-style-name="Standard">
      <style:text-properties fo:font-weight="normal" officeooo:rsid="01db9512" officeooo:paragraph-rsid="01db9512" style:font-weight-asian="normal" style:font-weight-complex="normal"/>
    </style:style>
    <style:style style:name="P49" style:family="paragraph" style:parent-style-name="Standard">
      <style:text-properties fo:font-weight="normal" officeooo:rsid="01dc0e44" officeooo:paragraph-rsid="01dc0e44" style:font-weight-asian="normal" style:font-weight-complex="normal"/>
    </style:style>
    <style:style style:name="P50" style:family="paragraph" style:parent-style-name="Standard" style:list-style-name="L1">
      <style:text-properties officeooo:rsid="0010cbda" officeooo:paragraph-rsid="0010cbda"/>
    </style:style>
    <style:style style:name="P51" style:family="paragraph" style:parent-style-name="Standard">
      <style:text-properties officeooo:rsid="0010cbda" officeooo:paragraph-rsid="0010cbda"/>
    </style:style>
    <style:style style:name="P52" style:family="paragraph" style:parent-style-name="Standard" style:list-style-name="L1">
      <style:text-properties officeooo:rsid="00132396" officeooo:paragraph-rsid="0013e609"/>
    </style:style>
    <style:style style:name="P53" style:family="paragraph" style:parent-style-name="Standard" style:list-style-name="L2">
      <style:text-properties officeooo:rsid="00143102" officeooo:paragraph-rsid="00143102"/>
    </style:style>
    <style:style style:name="P54" style:family="paragraph" style:parent-style-name="Standard" style:list-style-name="L2">
      <style:text-properties officeooo:rsid="001488a6" officeooo:paragraph-rsid="001488a6"/>
    </style:style>
    <style:style style:name="P55" style:family="paragraph" style:parent-style-name="Standard">
      <style:text-properties officeooo:rsid="00303b7d" officeooo:paragraph-rsid="00303b7d"/>
    </style:style>
    <style:style style:name="P56" style:family="paragraph" style:parent-style-name="Standard">
      <style:text-properties officeooo:rsid="009f6c9c" officeooo:paragraph-rsid="009f6c9c"/>
    </style:style>
    <style:style style:name="P57" style:family="paragraph" style:parent-style-name="Standard">
      <style:text-properties fo:font-style="italic" fo:font-weight="bold" officeooo:rsid="00c03fb6" officeooo:paragraph-rsid="00c03fb6" style:font-style-asian="italic" style:font-weight-asian="bold" style:font-style-complex="italic" style:font-weight-complex="bold"/>
    </style:style>
    <style:style style:name="P58" style:family="paragraph" style:parent-style-name="Standard">
      <style:text-properties fo:font-style="italic" fo:font-weight="bold" officeooo:rsid="0141f8e9" officeooo:paragraph-rsid="0141f8e9" style:font-style-asian="italic" style:font-weight-asian="bold" style:font-style-complex="italic" style:font-weight-complex="bold"/>
    </style:style>
    <style:style style:name="P59" style:family="paragraph" style:parent-style-name="Standard">
      <style:text-properties fo:font-style="italic" fo:font-weight="bold" officeooo:rsid="014370bc" officeooo:paragraph-rsid="014370bc" style:font-style-asian="italic" style:font-weight-asian="bold" style:font-style-complex="italic" style:font-weight-complex="bold"/>
    </style:style>
    <style:style style:name="P60" style:family="paragraph" style:parent-style-name="Standard">
      <style:text-properties fo:font-style="italic" fo:font-weight="bold" officeooo:rsid="01620a56" officeooo:paragraph-rsid="01620a56" style:font-style-asian="italic" style:font-weight-asian="bold" style:font-style-complex="italic" style:font-weight-complex="bold"/>
    </style:style>
    <style:style style:name="P61" style:family="paragraph" style:parent-style-name="Standard">
      <style:text-properties fo:font-style="italic" fo:font-weight="bold" officeooo:rsid="01aa5c3c" officeooo:paragraph-rsid="01aa5c3c" style:font-style-asian="italic" style:font-weight-asian="bold" style:font-style-complex="italic" style:font-weight-complex="bold"/>
    </style:style>
    <style:style style:name="P62" style:family="paragraph" style:parent-style-name="Standard">
      <style:text-properties fo:font-style="italic" fo:font-weight="bold" officeooo:rsid="01abc860" officeooo:paragraph-rsid="01abc860" style:font-style-asian="italic" style:font-weight-asian="bold" style:font-style-complex="italic" style:font-weight-complex="bold"/>
    </style:style>
    <style:style style:name="P63" style:family="paragraph" style:parent-style-name="Standard">
      <style:text-properties fo:font-style="italic" fo:font-weight="bold" officeooo:rsid="01ac165e" officeooo:paragraph-rsid="01ac165e" style:font-style-asian="italic" style:font-weight-asian="bold" style:font-style-complex="italic" style:font-weight-complex="bold"/>
    </style:style>
    <style:style style:name="P64" style:family="paragraph" style:parent-style-name="Standard">
      <style:text-properties fo:font-style="italic" fo:font-weight="bold" officeooo:rsid="01b46ca8" officeooo:paragraph-rsid="01b46ca8" style:font-style-asian="italic" style:font-weight-asian="bold" style:font-style-complex="italic" style:font-weight-complex="bold"/>
    </style:style>
    <style:style style:name="P65" style:family="paragraph" style:parent-style-name="Standard">
      <style:text-properties fo:font-style="italic" fo:font-weight="bold" officeooo:rsid="01bc3802" officeooo:paragraph-rsid="01bc3802" style:font-style-asian="italic" style:font-weight-asian="bold" style:font-style-complex="italic" style:font-weight-complex="bold"/>
    </style:style>
    <style:style style:name="P66" style:family="paragraph" style:parent-style-name="Standard">
      <style:text-properties fo:font-style="italic" fo:font-weight="bold" officeooo:rsid="01c38cdb" officeooo:paragraph-rsid="01c38cdb" style:font-style-asian="italic" style:font-weight-asian="bold" style:font-style-complex="italic" style:font-weight-complex="bold"/>
    </style:style>
    <style:style style:name="P67" style:family="paragraph" style:parent-style-name="Standard">
      <style:text-properties fo:font-style="italic" fo:font-weight="bold" officeooo:rsid="01c5cd23" officeooo:paragraph-rsid="01c5cd23" style:font-style-asian="italic" style:font-weight-asian="bold" style:font-style-complex="italic" style:font-weight-complex="bold"/>
    </style:style>
    <style:style style:name="P68" style:family="paragraph" style:parent-style-name="Standard">
      <style:text-properties fo:font-style="italic" officeooo:rsid="015391eb" officeooo:paragraph-rsid="015391eb" style:font-style-asian="italic" style:font-style-complex="italic"/>
    </style:style>
    <style:style style:name="P69" style:family="paragraph" style:parent-style-name="Standard">
      <style:text-properties fo:font-style="italic" officeooo:rsid="0153b285" officeooo:paragraph-rsid="0153b285" style:font-style-asian="italic" style:font-style-complex="italic"/>
    </style:style>
    <style:style style:name="P70" style:family="paragraph" style:parent-style-name="Standard">
      <style:text-properties fo:font-style="italic" officeooo:rsid="01598144" officeooo:paragraph-rsid="01598144" style:font-style-asian="italic" style:font-style-complex="italic"/>
    </style:style>
    <style:style style:name="P71" style:family="paragraph" style:parent-style-name="Standard">
      <style:text-properties fo:font-style="italic" officeooo:rsid="015b30d0" officeooo:paragraph-rsid="015b30d0" style:font-style-asian="italic" style:font-style-complex="italic"/>
    </style:style>
    <style:style style:name="P72" style:family="paragraph" style:parent-style-name="Standard">
      <style:text-properties fo:font-style="italic" officeooo:rsid="015f43a6" officeooo:paragraph-rsid="015f43a6" style:font-style-asian="italic" style:font-style-complex="italic"/>
    </style:style>
    <style:style style:name="P73" style:family="paragraph" style:parent-style-name="Standard">
      <style:text-properties fo:font-style="italic" officeooo:rsid="015f7251" officeooo:paragraph-rsid="015f7251" style:font-style-asian="italic" style:font-style-complex="italic"/>
    </style:style>
    <style:style style:name="P74" style:family="paragraph" style:parent-style-name="Standard">
      <style:text-properties fo:font-style="italic" officeooo:rsid="01609153" officeooo:paragraph-rsid="01609153" style:font-style-asian="italic" style:font-style-complex="italic"/>
    </style:style>
    <style:style style:name="P75" style:family="paragraph" style:parent-style-name="Standard">
      <style:text-properties fo:font-style="italic" officeooo:rsid="0161f3cf" officeooo:paragraph-rsid="0161f3cf" style:font-style-asian="italic" style:font-style-complex="italic"/>
    </style:style>
    <style:style style:name="P76" style:family="paragraph" style:parent-style-name="Standard">
      <style:text-properties officeooo:rsid="00dd4890" officeooo:paragraph-rsid="00dd4890"/>
    </style:style>
    <style:style style:name="P77" style:family="paragraph" style:parent-style-name="Standard">
      <style:text-properties officeooo:rsid="00574ea4" officeooo:paragraph-rsid="00574ea4"/>
    </style:style>
    <style:style style:name="P78" style:family="paragraph" style:parent-style-name="Standard">
      <style:text-properties officeooo:rsid="00e35be5" officeooo:paragraph-rsid="00e35be5"/>
    </style:style>
    <style:style style:name="P79" style:family="paragraph" style:parent-style-name="Standard">
      <style:text-properties officeooo:rsid="00fe35f8" officeooo:paragraph-rsid="0113ec1b"/>
    </style:style>
    <style:style style:name="P80" style:family="paragraph" style:parent-style-name="Standard">
      <style:text-properties officeooo:paragraph-rsid="0122ad7a"/>
    </style:style>
    <style:style style:name="P81" style:family="paragraph" style:parent-style-name="Standard">
      <style:text-properties officeooo:rsid="0130c2f1" officeooo:paragraph-rsid="0130c2f1"/>
    </style:style>
    <style:style style:name="P82" style:family="paragraph" style:parent-style-name="Standard">
      <style:text-properties officeooo:rsid="013a761a" officeooo:paragraph-rsid="013a761a"/>
    </style:style>
    <style:style style:name="P83" style:family="paragraph" style:parent-style-name="Standard">
      <style:text-properties officeooo:rsid="0147a3ce" officeooo:paragraph-rsid="014bf269"/>
    </style:style>
    <style:style style:name="P84" style:family="paragraph" style:parent-style-name="Standard">
      <style:text-properties officeooo:rsid="0147a3ce" officeooo:paragraph-rsid="014e9d8a"/>
    </style:style>
    <style:style style:name="P85" style:family="paragraph" style:parent-style-name="Standard">
      <style:text-properties officeooo:rsid="0147a3ce" officeooo:paragraph-rsid="01505d7c"/>
    </style:style>
    <style:style style:name="P86" style:family="paragraph" style:parent-style-name="Standard">
      <style:text-properties officeooo:rsid="0167c3a3" officeooo:paragraph-rsid="0167c3a3"/>
    </style:style>
    <style:style style:name="P87" style:family="paragraph" style:parent-style-name="Standard">
      <style:text-properties officeooo:rsid="018a3020" officeooo:paragraph-rsid="018a3020"/>
    </style:style>
    <style:style style:name="P88" style:family="paragraph" style:parent-style-name="Standard">
      <style:text-properties officeooo:rsid="01a3237c" officeooo:paragraph-rsid="01a3237c"/>
    </style:style>
    <style:style style:name="T1" style:family="text">
      <style:text-properties officeooo:rsid="0014e0f8"/>
    </style:style>
    <style:style style:name="T2" style:family="text">
      <style:text-properties officeooo:rsid="00166a3d"/>
    </style:style>
    <style:style style:name="T3" style:family="text">
      <style:text-properties officeooo:rsid="0017e465"/>
    </style:style>
    <style:style style:name="T4" style:family="text">
      <style:text-properties officeooo:rsid="00195568"/>
    </style:style>
    <style:style style:name="T5" style:family="text">
      <style:text-properties officeooo:rsid="001a3e77"/>
    </style:style>
    <style:style style:name="T6" style:family="text">
      <style:text-properties fo:font-style="italic" style:font-style-asian="italic" style:font-style-complex="italic"/>
    </style:style>
    <style:style style:name="T7" style:family="text">
      <style:text-properties fo:font-style="italic" officeooo:rsid="014bf269"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bc931" style:font-style-asian="normal" style:font-style-complex="normal"/>
    </style:style>
    <style:style style:name="T10" style:family="text">
      <style:text-properties fo:font-style="normal" officeooo:rsid="001f919e" style:font-style-asian="normal" style:font-style-complex="normal"/>
    </style:style>
    <style:style style:name="T11" style:family="text">
      <style:text-properties fo:font-style="normal" officeooo:rsid="00213843" style:font-style-asian="normal" style:font-style-complex="normal"/>
    </style:style>
    <style:style style:name="T12" style:family="text">
      <style:text-properties fo:font-style="normal" officeooo:rsid="002268dd" style:font-style-asian="normal" style:font-style-complex="normal"/>
    </style:style>
    <style:style style:name="T13" style:family="text">
      <style:text-properties fo:font-style="normal" officeooo:rsid="00240dfd" style:font-style-asian="normal" style:font-style-complex="normal"/>
    </style:style>
    <style:style style:name="T14" style:family="text">
      <style:text-properties fo:font-style="normal" officeooo:rsid="0024bc10" style:font-style-asian="normal" style:font-style-complex="normal"/>
    </style:style>
    <style:style style:name="T15" style:family="text">
      <style:text-properties fo:font-style="normal" officeooo:rsid="0026c4f5" style:font-style-asian="normal" style:font-style-complex="normal"/>
    </style:style>
    <style:style style:name="T16" style:family="text">
      <style:text-properties fo:font-style="normal" officeooo:rsid="0027250b" style:font-style-asian="normal" style:font-style-complex="normal"/>
    </style:style>
    <style:style style:name="T17" style:family="text">
      <style:text-properties fo:font-style="normal" officeooo:rsid="0028db6b" style:font-style-asian="normal" style:font-style-complex="normal"/>
    </style:style>
    <style:style style:name="T18" style:family="text">
      <style:text-properties fo:font-style="normal" officeooo:rsid="014bf269" style:font-style-asian="normal" style:font-style-complex="normal"/>
    </style:style>
    <style:style style:name="T19" style:family="text">
      <style:text-properties fo:font-style="normal" officeooo:rsid="014e9d8a"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1adb175" style:font-style-asian="normal" style:font-weight-asian="normal" style:font-style-complex="normal" style:font-weight-complex="normal"/>
    </style:style>
    <style:style style:name="T22" style:family="text">
      <style:text-properties fo:font-style="normal" fo:font-weight="normal" officeooo:rsid="01b4bacd" style:font-style-asian="normal" style:font-weight-asian="normal" style:font-style-complex="normal" style:font-weight-complex="normal"/>
    </style:style>
    <style:style style:name="T23" style:family="text">
      <style:text-properties fo:font-style="normal" fo:font-weight="normal" officeooo:rsid="01b538cd" style:font-style-asian="normal" style:font-weight-asian="normal" style:font-style-complex="normal" style:font-weight-complex="normal"/>
    </style:style>
    <style:style style:name="T24" style:family="text">
      <style:text-properties fo:font-style="normal" fo:font-weight="normal" officeooo:rsid="01b67857" style:font-style-asian="normal" style:font-weight-asian="normal" style:font-style-complex="normal" style:font-weight-complex="normal"/>
    </style:style>
    <style:style style:name="T25" style:family="text">
      <style:text-properties fo:font-style="normal" fo:font-weight="normal" officeooo:rsid="01b859b5" style:font-style-asian="normal" style:font-weight-asian="normal" style:font-style-complex="normal" style:font-weight-complex="normal"/>
    </style:style>
    <style:style style:name="T26" style:family="text">
      <style:text-properties fo:font-style="normal" fo:font-weight="normal" officeooo:rsid="01b90d68" style:font-style-asian="normal" style:font-weight-asian="normal" style:font-style-complex="normal" style:font-weight-complex="normal"/>
    </style:style>
    <style:style style:name="T27" style:family="text">
      <style:text-properties fo:font-style="normal" fo:font-weight="normal" officeooo:rsid="01b9fd53" style:font-style-asian="normal" style:font-weight-asian="normal" style:font-style-complex="normal" style:font-weight-complex="normal"/>
    </style:style>
    <style:style style:name="T28" style:family="text">
      <style:text-properties fo:font-style="normal" fo:font-weight="normal" officeooo:rsid="01bae4ce" style:font-style-asian="normal" style:font-weight-asian="normal" style:font-style-complex="normal" style:font-weight-complex="normal"/>
    </style:style>
    <style:style style:name="T29" style:family="text">
      <style:text-properties fo:font-style="normal" fo:font-weight="normal" officeooo:rsid="01bdca26" style:font-style-asian="normal" style:font-weight-asian="normal" style:font-style-complex="normal" style:font-weight-complex="normal"/>
    </style:style>
    <style:style style:name="T30" style:family="text">
      <style:text-properties fo:font-style="normal" fo:font-weight="normal" officeooo:rsid="01beada3" style:font-style-asian="normal" style:font-weight-asian="normal" style:font-style-complex="normal" style:font-weight-complex="normal"/>
    </style:style>
    <style:style style:name="T31" style:family="text">
      <style:text-properties fo:font-style="normal" fo:font-weight="normal" officeooo:rsid="01bf12ac" style:font-style-asian="normal" style:font-weight-asian="normal" style:font-style-complex="normal" style:font-weight-complex="normal"/>
    </style:style>
    <style:style style:name="T32" style:family="text">
      <style:text-properties fo:font-style="normal" fo:font-weight="normal" officeooo:rsid="01c05716" style:font-style-asian="normal" style:font-weight-asian="normal" style:font-style-complex="normal" style:font-weight-complex="normal"/>
    </style:style>
    <style:style style:name="T33" style:family="text">
      <style:text-properties fo:font-style="normal" fo:font-weight="normal" officeooo:rsid="01c17b22" style:font-style-asian="normal" style:font-weight-asian="normal" style:font-style-complex="normal" style:font-weight-complex="normal"/>
    </style:style>
    <style:style style:name="T34" style:family="text">
      <style:text-properties fo:font-style="normal" fo:font-weight="normal" officeooo:rsid="01c67f53" style:font-style-asian="normal" style:font-weight-asian="normal" style:font-style-complex="normal" style:font-weight-complex="normal"/>
    </style:style>
    <style:style style:name="T35" style:family="text">
      <style:text-properties fo:font-style="normal" fo:font-weight="normal" officeooo:rsid="01c70448" style:font-style-asian="normal" style:font-weight-asian="normal" style:font-style-complex="normal" style:font-weight-complex="normal"/>
    </style:style>
    <style:style style:name="T36" style:family="text">
      <style:text-properties fo:font-style="normal" fo:font-weight="normal" officeooo:rsid="01c8ae4b" style:font-style-asian="normal" style:font-weight-asian="normal" style:font-style-complex="normal" style:font-weight-complex="normal"/>
    </style:style>
    <style:style style:name="T37" style:family="text">
      <style:text-properties fo:font-style="normal" fo:font-weight="normal" officeooo:rsid="01cd2ab4" style:font-style-asian="normal" style:font-weight-asian="normal" style:font-style-complex="normal" style:font-weight-complex="normal"/>
    </style:style>
    <style:style style:name="T38" style:family="text">
      <style:text-properties fo:font-style="normal" fo:font-weight="normal" officeooo:rsid="01ce2f14" style:font-style-asian="normal" style:font-weight-asian="normal" style:font-style-complex="normal" style:font-weight-complex="normal"/>
    </style:style>
    <style:style style:name="T39" style:family="text">
      <style:text-properties fo:font-style="normal" fo:font-weight="normal" officeooo:rsid="01cec7ee" style:font-style-asian="normal" style:font-weight-asian="normal" style:font-style-complex="normal" style:font-weight-complex="normal"/>
    </style:style>
    <style:style style:name="T40" style:family="text">
      <style:text-properties fo:font-style="normal" fo:font-weight="normal" officeooo:rsid="01cff7e6" style:font-style-asian="normal" style:font-weight-asian="normal" style:font-style-complex="normal" style:font-weight-complex="normal"/>
    </style:style>
    <style:style style:name="T41" style:family="text">
      <style:text-properties officeooo:rsid="001c0d21"/>
    </style:style>
    <style:style style:name="T42" style:family="text">
      <style:text-properties officeooo:rsid="002b4e63"/>
    </style:style>
    <style:style style:name="T43" style:family="text">
      <style:text-properties fo:font-weight="normal" style:font-weight-asian="normal" style:font-weight-complex="normal"/>
    </style:style>
    <style:style style:name="T44" style:family="text">
      <style:text-properties fo:font-weight="normal" officeooo:rsid="00a937e4" style:font-weight-asian="normal" style:font-weight-complex="normal"/>
    </style:style>
    <style:style style:name="T45" style:family="text">
      <style:text-properties fo:font-weight="normal" officeooo:rsid="00aa55c7" style:font-weight-asian="normal" style:font-weight-complex="normal"/>
    </style:style>
    <style:style style:name="T46" style:family="text">
      <style:text-properties fo:font-weight="normal" officeooo:rsid="00abee40" style:font-weight-asian="normal" style:font-weight-complex="normal"/>
    </style:style>
    <style:style style:name="T47" style:family="text">
      <style:text-properties fo:font-weight="normal" officeooo:rsid="00ad4467" style:font-weight-asian="normal" style:font-weight-complex="normal"/>
    </style:style>
    <style:style style:name="T48" style:family="text">
      <style:text-properties fo:font-weight="normal" officeooo:rsid="00adab45" style:font-weight-asian="normal" style:font-weight-complex="normal"/>
    </style:style>
    <style:style style:name="T49" style:family="text">
      <style:text-properties fo:font-weight="normal" officeooo:rsid="00b32adf" style:font-weight-asian="normal" style:font-weight-complex="normal"/>
    </style:style>
    <style:style style:name="T50" style:family="text">
      <style:text-properties fo:font-weight="normal" officeooo:rsid="00c17518" style:font-weight-asian="normal" style:font-weight-complex="normal"/>
    </style:style>
    <style:style style:name="T51" style:family="text">
      <style:text-properties fo:font-weight="normal" officeooo:rsid="00c286c8" style:font-weight-asian="normal" style:font-weight-complex="normal"/>
    </style:style>
    <style:style style:name="T52" style:family="text">
      <style:text-properties fo:font-weight="normal" officeooo:rsid="00c2fa6a" style:font-weight-asian="normal" style:font-weight-complex="normal"/>
    </style:style>
    <style:style style:name="T53" style:family="text">
      <style:text-properties fo:font-weight="normal" officeooo:rsid="00c453a0" style:font-weight-asian="normal" style:font-weight-complex="normal"/>
    </style:style>
    <style:style style:name="T54" style:family="text">
      <style:text-properties fo:font-weight="normal" officeooo:rsid="00c5fc8a" style:font-weight-asian="normal" style:font-weight-complex="normal"/>
    </style:style>
    <style:style style:name="T55" style:family="text">
      <style:text-properties fo:font-weight="normal" officeooo:rsid="00c7336d" style:font-weight-asian="normal" style:font-weight-complex="normal"/>
    </style:style>
    <style:style style:name="T56" style:family="text">
      <style:text-properties fo:font-weight="normal" officeooo:rsid="00c7bfb2" style:font-weight-asian="normal" style:font-weight-complex="normal"/>
    </style:style>
    <style:style style:name="T57" style:family="text">
      <style:text-properties fo:font-weight="normal" officeooo:rsid="00c8c44e" style:font-weight-asian="normal" style:font-weight-complex="normal"/>
    </style:style>
    <style:style style:name="T58" style:family="text">
      <style:text-properties fo:font-weight="normal" officeooo:rsid="00c9969a" style:font-weight-asian="normal" style:font-weight-complex="normal"/>
    </style:style>
    <style:style style:name="T59" style:family="text">
      <style:text-properties fo:font-weight="normal" officeooo:rsid="00cab582" style:font-weight-asian="normal" style:font-weight-complex="normal"/>
    </style:style>
    <style:style style:name="T60" style:family="text">
      <style:text-properties fo:font-weight="normal" officeooo:rsid="00cc49d0" style:font-weight-asian="normal" style:font-weight-complex="normal"/>
    </style:style>
    <style:style style:name="T61" style:family="text">
      <style:text-properties fo:font-weight="normal" officeooo:rsid="00cd59a2" style:font-weight-asian="normal" style:font-weight-complex="normal"/>
    </style:style>
    <style:style style:name="T62" style:family="text">
      <style:text-properties fo:font-weight="normal" officeooo:rsid="00cde61b" style:font-weight-asian="normal" style:font-weight-complex="normal"/>
    </style:style>
    <style:style style:name="T63" style:family="text">
      <style:text-properties fo:font-weight="normal" officeooo:rsid="00d07b57" style:font-weight-asian="normal" style:font-weight-complex="normal"/>
    </style:style>
    <style:style style:name="T64" style:family="text">
      <style:text-properties fo:font-weight="normal" officeooo:rsid="00d0e271" style:font-weight-asian="normal" style:font-weight-complex="normal"/>
    </style:style>
    <style:style style:name="T65" style:family="text">
      <style:text-properties fo:font-weight="normal" officeooo:rsid="00d4a796" style:font-weight-asian="normal" style:font-weight-complex="normal"/>
    </style:style>
    <style:style style:name="T66" style:family="text">
      <style:text-properties fo:font-weight="normal" officeooo:rsid="00d74ce6" style:font-weight-asian="normal" style:font-weight-complex="normal"/>
    </style:style>
    <style:style style:name="T67" style:family="text">
      <style:text-properties fo:font-weight="normal" officeooo:rsid="00d928d6" style:font-weight-asian="normal" style:font-weight-complex="normal"/>
    </style:style>
    <style:style style:name="T68" style:family="text">
      <style:text-properties fo:font-weight="normal" officeooo:rsid="00daa0cb" style:font-weight-asian="normal" style:font-weight-complex="normal"/>
    </style:style>
    <style:style style:name="T69" style:family="text">
      <style:text-properties fo:font-weight="normal" officeooo:rsid="00dbace3" style:font-weight-asian="normal" style:font-weight-complex="normal"/>
    </style:style>
    <style:style style:name="T70" style:family="text">
      <style:text-properties fo:font-weight="normal" officeooo:rsid="00e5e281" style:font-weight-asian="normal" style:font-weight-complex="normal"/>
    </style:style>
    <style:style style:name="T71" style:family="text">
      <style:text-properties fo:font-weight="normal" officeooo:rsid="00e7431c" style:font-weight-asian="normal" style:font-weight-complex="normal"/>
    </style:style>
    <style:style style:name="T72" style:family="text">
      <style:text-properties fo:font-weight="normal" officeooo:rsid="0125b05e" style:font-weight-asian="normal" style:font-weight-complex="normal"/>
    </style:style>
    <style:style style:name="T73" style:family="text">
      <style:text-properties fo:font-weight="normal" officeooo:rsid="01275403" style:font-weight-asian="normal" style:font-weight-complex="normal"/>
    </style:style>
    <style:style style:name="T74" style:family="text">
      <style:text-properties fo:font-weight="normal" officeooo:rsid="01296792" style:font-weight-asian="normal" style:font-weight-complex="normal"/>
    </style:style>
    <style:style style:name="T75" style:family="text">
      <style:text-properties fo:font-weight="normal" officeooo:rsid="012c3bc5" style:font-weight-asian="normal" style:font-weight-complex="normal"/>
    </style:style>
    <style:style style:name="T76" style:family="text">
      <style:text-properties fo:font-weight="normal" officeooo:rsid="012d967b" style:font-weight-asian="normal" style:font-weight-complex="normal"/>
    </style:style>
    <style:style style:name="T77" style:family="text">
      <style:text-properties fo:font-weight="normal" officeooo:rsid="00ffa259" style:font-weight-asian="normal" style:font-weight-complex="normal"/>
    </style:style>
    <style:style style:name="T78" style:family="text">
      <style:text-properties fo:font-weight="normal" officeooo:rsid="012e6a94" style:font-weight-asian="normal" style:font-weight-complex="normal"/>
    </style:style>
    <style:style style:name="T79" style:family="text">
      <style:text-properties fo:font-weight="normal" officeooo:rsid="012e6f5a" style:font-weight-asian="normal" style:font-weight-complex="normal"/>
    </style:style>
    <style:style style:name="T80" style:family="text">
      <style:text-properties fo:font-weight="normal" officeooo:rsid="0122ad7a" style:font-weight-asian="normal" style:font-weight-complex="normal"/>
    </style:style>
    <style:style style:name="T81" style:family="text">
      <style:text-properties fo:font-weight="normal" officeooo:rsid="0131ce57" style:font-weight-asian="normal" style:font-weight-complex="normal"/>
    </style:style>
    <style:style style:name="T82" style:family="text">
      <style:text-properties fo:font-weight="normal" officeooo:rsid="0131f444" style:font-weight-asian="normal" style:font-weight-complex="normal"/>
    </style:style>
    <style:style style:name="T83" style:family="text">
      <style:text-properties fo:font-weight="normal" officeooo:rsid="013313bf" style:font-weight-asian="normal" style:font-weight-complex="normal"/>
    </style:style>
    <style:style style:name="T84" style:family="text">
      <style:text-properties fo:font-weight="normal" officeooo:rsid="0136cd67" style:font-weight-asian="normal" style:font-weight-complex="normal"/>
    </style:style>
    <style:style style:name="T85" style:family="text">
      <style:text-properties fo:font-weight="normal" officeooo:rsid="013a855c" style:font-weight-asian="normal" style:font-weight-complex="normal"/>
    </style:style>
    <style:style style:name="T86" style:family="text">
      <style:text-properties fo:font-weight="normal" officeooo:rsid="013b82dc" style:font-weight-asian="normal" style:font-weight-complex="normal"/>
    </style:style>
    <style:style style:name="T87" style:family="text">
      <style:text-properties fo:font-weight="normal" officeooo:rsid="013d3c10" style:font-weight-asian="normal" style:font-weight-complex="normal"/>
    </style:style>
    <style:style style:name="T88" style:family="text">
      <style:text-properties fo:font-weight="normal" officeooo:rsid="013faf84" style:font-weight-asian="normal" style:font-weight-complex="normal"/>
    </style:style>
    <style:style style:name="T89" style:family="text">
      <style:text-properties fo:font-weight="normal" officeooo:rsid="0140175e" style:font-weight-asian="normal" style:font-weight-complex="normal"/>
    </style:style>
    <style:style style:name="T90" style:family="text">
      <style:text-properties fo:font-weight="normal" officeooo:rsid="0038733f" style:font-weight-asian="normal" style:font-weight-complex="normal"/>
    </style:style>
    <style:style style:name="T91" style:family="text">
      <style:text-properties fo:font-weight="normal" officeooo:rsid="01a41a07" style:font-weight-asian="normal" style:font-weight-complex="normal"/>
    </style:style>
    <style:style style:name="T92" style:family="text">
      <style:text-properties fo:font-weight="normal" officeooo:rsid="01a4c62c" style:font-weight-asian="normal" style:font-weight-complex="normal"/>
    </style:style>
    <style:style style:name="T93" style:family="text">
      <style:text-properties fo:font-weight="normal" officeooo:rsid="01a51840" style:font-weight-asian="normal" style:font-weight-complex="normal"/>
    </style:style>
    <style:style style:name="T94" style:family="text">
      <style:text-properties fo:font-weight="normal" officeooo:rsid="01a5d882" style:font-weight-asian="normal" style:font-weight-complex="normal"/>
    </style:style>
    <style:style style:name="T95" style:family="text">
      <style:text-properties fo:font-weight="normal" officeooo:rsid="01a7c135" style:font-weight-asian="normal" style:font-weight-complex="normal"/>
    </style:style>
    <style:style style:name="T96" style:family="text">
      <style:text-properties fo:font-weight="normal" officeooo:rsid="01adb175" style:font-weight-asian="normal" style:font-weight-complex="normal"/>
    </style:style>
    <style:style style:name="T97" style:family="text">
      <style:text-properties fo:font-weight="normal" officeooo:rsid="01d07e6c" style:font-weight-asian="normal" style:font-weight-complex="normal"/>
    </style:style>
    <style:style style:name="T98" style:family="text">
      <style:text-properties fo:font-weight="normal" officeooo:rsid="01d17ffe" style:font-weight-asian="normal" style:font-weight-complex="normal"/>
    </style:style>
    <style:style style:name="T99" style:family="text">
      <style:text-properties fo:font-weight="normal" officeooo:rsid="01d19ca5" style:font-weight-asian="normal" style:font-weight-complex="normal"/>
    </style:style>
    <style:style style:name="T100" style:family="text">
      <style:text-properties fo:font-weight="bold" style:font-weight-asian="bold" style:font-weight-complex="bold"/>
    </style:style>
    <style:style style:name="T101" style:family="text">
      <style:text-properties officeooo:rsid="0038733f"/>
    </style:style>
    <style:style style:name="T102" style:family="text">
      <style:text-properties officeooo:rsid="00388f8a"/>
    </style:style>
    <style:style style:name="T103" style:family="text">
      <style:text-properties officeooo:rsid="003da2b4"/>
    </style:style>
    <style:style style:name="T104" style:family="text">
      <style:text-properties officeooo:rsid="004b99d3"/>
    </style:style>
    <style:style style:name="T105" style:family="text">
      <style:text-properties officeooo:rsid="0056ffab"/>
    </style:style>
    <style:style style:name="T106" style:family="text">
      <style:text-properties officeooo:rsid="005a3b8a"/>
    </style:style>
    <style:style style:name="T107" style:family="text">
      <style:text-properties officeooo:rsid="005ed24d"/>
    </style:style>
    <style:style style:name="T108" style:family="text">
      <style:text-properties officeooo:rsid="0075faf0"/>
    </style:style>
    <style:style style:name="T109" style:family="text">
      <style:text-properties officeooo:rsid="0081abd2"/>
    </style:style>
    <style:style style:name="T110" style:family="text">
      <style:text-properties officeooo:rsid="00a2bc53"/>
    </style:style>
    <style:style style:name="T111" style:family="text">
      <style:text-properties officeooo:rsid="00bd2ec0"/>
    </style:style>
    <style:style style:name="T112" style:family="text">
      <style:text-properties officeooo:rsid="00ddb908"/>
    </style:style>
    <style:style style:name="T113" style:family="text">
      <style:text-properties officeooo:rsid="00e53617"/>
    </style:style>
    <style:style style:name="T114" style:family="text">
      <style:text-properties officeooo:rsid="00e99165"/>
    </style:style>
    <style:style style:name="T115" style:family="text">
      <style:text-properties officeooo:rsid="00ffa259"/>
    </style:style>
    <style:style style:name="T116" style:family="text">
      <style:text-properties officeooo:rsid="010b74f4"/>
    </style:style>
    <style:style style:name="T117" style:family="text">
      <style:text-properties officeooo:rsid="011dc5ec"/>
    </style:style>
    <style:style style:name="T118" style:family="text">
      <style:text-properties officeooo:rsid="014adbbf"/>
    </style:style>
    <style:style style:name="T119" style:family="text">
      <style:text-properties officeooo:rsid="0168d509"/>
    </style:style>
    <style:style style:name="T120" style:family="text">
      <style:text-properties officeooo:rsid="0186cb1d"/>
    </style:style>
    <style:style style:name="T121" style:family="text">
      <style:text-properties officeooo:rsid="018b7f1e"/>
    </style:style>
    <style:style style:name="T122" style:family="text">
      <style:text-properties officeooo:rsid="018cc66d"/>
    </style:style>
    <style:style style:name="T123" style:family="text">
      <style:text-properties officeooo:rsid="01d98f89"/>
    </style:style>
    <style:style style:name="T124" style:family="text">
      <style:text-properties officeooo:rsid="01dee41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SUBMISSION IS ENTIRE REPO (PULL REQUEST <text:span text:style-name="T124">27th</text:span>)</text:p>
      <text:p text:style-name="P48">Organisation is ASSESSED.</text:p>
      <text:p text:style-name="P48"/>
      <text:p text:style-name="P49">Medsci736-kdea020-assignmentidentifier. RENAME.</text:p>
      <text:p text:style-name="P24"/>
      <text:p text:style-name="P24">Final Report Draft</text:p>
      <text:p text:style-name="P26"/>
      <text:p text:style-name="P21"><text:span text:style-name="T100">Abstract </text:span><text:span text:style-name="T113">(157 words)</text:span></text:p>
      <text:p text:style-name="P23"/>
      <text:p text:style-name="P23">Metabolomics, as an emerging science, is explicitly concerned with the analyis of large datasets. <text:span text:style-name="T108">The instrumentation used to isolate and identify metabolites – gas or liquid chromatography mass spectrometry – produces relative, rather than absolute, measurements. This necessitates the use of specialised software, including custom R scripts, for normalising data and drawing appropriate statistical inferences.</text:span></text:p>
      <text:p text:style-name="P23"/>
      <text:p text:style-name="P45">It is also critical to <text:span text:style-name="T109">employ good experimental practice in metabolomics. If equipment noise is to be corrected for, samples must ordinarily be randomised so that assumptions about the distribution in the statistical models used for these corrections are met. Unfortunately, randomisation is sometimes overlooked in experimental design. Thus, NoRAND was created.</text:span></text:p>
      <text:p text:style-name="P43"/>
      <text:p text:style-name="P22"><text:span text:style-name="T103">NOvel </text:span>R <text:span text:style-name="T102">s</text:span>cript <text:span text:style-name="T101">f</text:span>or <text:span text:style-name="T101">the Analysis of <text:s/>Non-randomised Data (NoRAND) attempts to "rescue" data obtained for samples that were not randomised. It compares the output of three correctional models to allow the user to make informed decisions about the quality of the data. NoRAND is available from its official GitHub repository, </text:span><text:a xlink:type="simple" xlink:href="https://github.com/kdea020/metabolomics-project" text:style-name="Internet_20_link" text:visited-style-name="Visited_20_Internet_20_Link"><text:span text:style-name="T101">https://github.com/kdea020/metabolomics-project</text:span></text:a><text:span text:style-name="T101">. </text:span></text:p>
      <text:p text:style-name="P15"/>
      <text:p text:style-name="P15"/>
      <text:p text:style-name="P16">Keywords:</text:p>
      <text:p text:style-name="P42">Metabolomics, <text:span text:style-name="T107">parametric testing, sampling errors, linear regression</text:span></text:p>
      <text:p text:style-name="P15"/>
      <text:p text:style-name="P28">How to cite:<text:span text:style-name="T43"> </text:span><text:span text:style-name="T44">Deane-Alder, K. </text:span><text:span text:style-name="T45">(2016). </text:span><text:span text:style-name="T46">N</text:span><text:span text:style-name="T49">o</text:span><text:span text:style-name="T46">RAND: </text:span><text:span text:style-name="T48">N</text:span><text:span text:style-name="T49">o</text:span><text:span text:style-name="T48">vel R script for the Analysis of Non-randomised Data</text:span><text:span text:style-name="T47">. Journal of Open Research Software. </text:span><text:span text:style-name="T70">X(Y). </text:span><text:span text:style-name="T71">DOI: abigstringofnumbers.</text:span></text:p>
      <text:p text:style-name="P15"/>
      <text:p text:style-name="P15"/>
      <text:p text:style-name="P17"><text:span text:style-name="T105">1) </text:span>OVERVIEW</text:p>
      <text:p text:style-name="P41"/>
      <text:p text:style-name="P18">Introduct<text:span text:style-name="T104">i</text:span>on</text:p>
      <text:p text:style-name="P78">(Will basically follow abstract but with citations, more detail, and better-explained rationale).</text:p>
      <text:p text:style-name="P11"/>
      <text:p text:style-name="P46"><text:span text:style-name="T123">(</text:span>Mention example data<text:span text:style-name="T123">)</text:span>.</text:p>
      <text:p text:style-name="P11"/>
      <text:p text:style-name="P29">Statistical methods <text:span text:style-name="T111">and algorithms</text:span></text:p>
      <text:p text:style-name="P29"><text:span text:style-name="T43"/></text:p>
      <text:p text:style-name="P61"><text:span text:style-name="T43">Linear regression</text:span></text:p>
      <text:p text:style-name="P61"><text:span text:style-name="T20"/></text:p>
      <text:p text:style-name="P65"><text:span text:style-name="T20">The linear regression </text:span><text:span text:style-name="T29">model </text:span><text:span text:style-name="T30">in NoRAND employs </text:span><text:span text:style-name="T31">R's default </text:span><text:span text:style-name="T32">linear model function. This uses the algorithm </text:span><text:span text:style-name="T33">[BLAH] .</text:span></text:p>
      <text:p text:style-name="P61"><text:span text:style-name="T20"/></text:p>
      <text:p text:style-name="P63"><text:span text:style-name="T43">Stairstep </text:span><text:span text:style-name="T96">method</text:span></text:p>
      <text:p text:style-name="P63"><text:span text:style-name="T21"/></text:p>
      <text:p text:style-name="P64"><text:span text:style-name="T21">T</text:span><text:span text:style-name="T20">he stairstep method </text:span><text:span text:style-name="T22">requires </text:span><text:span text:style-name="T23">the user to </text:span><text:span text:style-name="T24">modify (A F</text:span><text:span text:style-name="T25">UNCTION) </text:span><text:span text:style-name="T26">in order to </text:span><text:span text:style-name="T28">manually</text:span><text:span text:style-name="T26"> specify </text:span><text:span text:style-name="T27">where a break in measurements might have occured. </text:span></text:p>
      <text:p text:style-name="P64"><text:span text:style-name="T27"/></text:p>
      <text:p text:style-name="P61"><text:soft-page-break/><text:span text:style-name="T20"/></text:p>
      <text:p text:style-name="P62"><text:span text:style-name="T43">Covariate model</text:span></text:p>
      <text:p text:style-name="P29"><text:span text:style-name="T43"/></text:p>
      <text:p text:style-name="P29"><text:span text:style-name="T43"/></text:p>
      <text:p text:style-name="P29"><text:span text:style-name="T43"/></text:p>
      <text:p text:style-name="P29"><text:span text:style-name="T43"/></text:p>
      <text:p text:style-name="P66"><text:span text:style-name="T43">P-value reporting</text:span></text:p>
      <text:p text:style-name="P67"><text:span text:style-name="T20">The p-values </text:span><text:span text:style-name="T35">reported in</text:span><text:span text:style-name="T34"> NoRAND'</text:span><text:span text:style-name="T35">s final model summary </text:span><text:span text:style-name="T36">are </text:span><text:span text:style-name="T37">generated by the R linear model function </text:span><text:span text:style-name="T38">and obtained </text:span><text:span text:style-name="T39">from </text:span><text:span text:style-name="T40">same.</text:span></text:p>
      <text:p text:style-name="P29"><text:span text:style-name="T43"/></text:p>
      <text:p text:style-name="P57"><text:span text:style-name="T43">Q-value reporting</text:span></text:p>
      <text:p text:style-name="P30"><text:span text:style-name="T43">The </text:span><text:span text:style-name="T53">q</text:span><text:span text:style-name="T43">-value produced </text:span><text:span text:style-name="T50">by </text:span><text:span text:style-name="T63">NoRAND </text:span><text:span text:style-name="T64">uses the </text:span><text:span text:style-name="T98">BioConductor qvalue package, </text:span><text:span text:style-name="T99">employing a version of the</text:span><text:span text:style-name="T64"> Benjamini-Hochburg </text:span><text:span text:style-name="T97">method </text:span><text:span text:style-name="T65">(</text:span><text:span text:style-name="T91">CITE 1997 paper</text:span><text:span text:style-name="T65">)</text:span><text:span text:style-name="T50"> </text:span><text:span text:style-name="T95">to</text:span><text:span text:style-name="T54"> estimate the false discovery rate</text:span><text:span text:style-name="T50">. </text:span><text:span text:style-name="T55">This </text:span><text:span text:style-name="T56">is intended to </text:span><text:span text:style-name="T57">enable </text:span><text:span text:style-name="T58">users to </text:span><text:span text:style-name="T59">make inferences about the quality </text:span><text:span text:style-name="T60">of the p-values </text:span><text:span text:style-name="T61">reported by </text:span><text:span text:style-name="T62">each of the three </text:span><text:span text:style-name="T92">correctional</text:span><text:span text:style-name="T62"> models.</text:span><text:span text:style-name="T50"> </text:span><text:span text:style-name="T51">Th</text:span><text:span text:style-name="T93">e function</text:span><text:span text:style-name="T51"> can be adjusted to produce other </text:span><text:span text:style-name="T52">q-value</text:span><text:span text:style-name="T94">s by other methods</text:span><text:span text:style-name="T50"> </text:span><text:span text:style-name="T51">(</text:span><text:span text:style-name="T66">instructions </text:span><text:span text:style-name="T67">for this may be found in the ReadMe file </text:span><text:span text:style-name="T69">accompanying NoRAND</text:span><text:span text:style-name="T68">).</text:span></text:p>
      <text:p text:style-name="P11"/>
      <text:p text:style-name="P11"/>
      <text:p text:style-name="P19">Implementation and architecture</text:p>
      <text:p text:style-name="P76">NoRAND consists of <text:span text:style-name="T112">several R scripts, each of which contains themed functions. These handle user input and file selection, produce plots of the data, and output interpretive statistics for each of the three correctional models.</text:span></text:p>
      <text:p text:style-name="P88"/>
      <text:p text:style-name="P87"><text:span text:style-name="T121">Critically, </text:span>NoRAND <text:span text:style-name="T122">is designed to operate on normalised metabolomics data and and does not perform normalisation itself. NoRAND has been tested with raw datasets and produced results comparable in quality to those from normalised data; however, this use is not recommended.</text:span></text:p>
      <text:p text:style-name="P25"/>
      <text:p text:style-name="P25"/>
      <text:p text:style-name="P25"/>
      <text:p text:style-name="P25"/>
      <text:p text:style-name="P77"><text:span text:style-name="T100">Quality control</text:span></text:p>
      <text:p text:style-name="P79">The R functions were made under R version <text:span text:style-name="T115">3.3.1 ("Bug In Your Hair"), and the scripts built using RStudio in Ubuntu 16.04 (kernel 4.4.0-36-generic). NoRAND has been verified to load and run correctly on Mac OSX (ver. 10.x.x or above), Windows 7/8/10, and Ubuntu 16.04 (kernel 4.4.0-36-generic). Other operating systems and linux distributions have not been tested, but are highly likely to work as long as the latest version of R is correctly installed.</text:span></text:p>
      <text:p text:style-name="P56"/>
      <text:p text:style-name="P56">N<text:span text:style-name="T114">o</text:span>RAND <text:span text:style-name="T116">also</text:span> includes a <text:span text:style-name="T110">series of tests in the file TESTING.R that run automatically with the program. These test the input and output for all novel functions and will report descriptive error messages if these do not match the expected output. Correct functioning of NoRAND may be verified by running with the example data.</text:span></text:p>
      <text:p text:style-name="P25"/>
      <text:p text:style-name="P25"/>
      <text:p text:style-name="P20">2) <text:span text:style-name="T106">AVAILABILITY</text:span></text:p>
      <text:p text:style-name="P25"/>
      <text:p text:style-name="P31">Operating system</text:p>
      <text:p text:style-name="P35"><text:span text:style-name="T43">R scripts: </text:span><text:span text:style-name="T72">Windows 7/8/10, </text:span><text:span text:style-name="T73">Mac </text:span><text:span text:style-name="T74">(OSX ver. 10.x.x or above), </text:span><text:span text:style-name="T78">Linux</text:span><text:span text:style-name="T75"> </text:span><text:span text:style-name="T76">(</text:span><text:span text:style-name="T77">kernel 4.4.0-36-generic</text:span><text:span text:style-name="T76">).</text:span></text:p>
      <text:p text:style-name="P31"><text:span text:style-name="T43"/></text:p>
      <text:p text:style-name="P31">Programming <text:span text:style-name="T117">l</text:span>anguage</text:p>
      <text:p text:style-name="P34"><text:span text:style-name="T43">C and R (R functions).</text:span></text:p>
      <text:p text:style-name="P31"><text:span text:style-name="T43"/></text:p>
      <text:p text:style-name="P32">Additional system requirements</text:p>
      <text:p text:style-name="P32"><text:soft-page-break/><text:span text:style-name="T43">None.</text:span></text:p>
      <text:p text:style-name="P32"><text:span text:style-name="T43"/></text:p>
      <text:p text:style-name="P32"><text:span text:style-name="T43"/></text:p>
      <text:p text:style-name="P33">Dependencies</text:p>
      <text:p text:style-name="P80"><text:span text:style-name="T80">The R scripts require </text:span><text:span text:style-name="T79">installation of R (</text:span><text:a xlink:type="simple" xlink:href="http://cran.r-project.org/" text:style-name="Internet_20_link" text:visited-style-name="Visited_20_Internet_20_Link"><text:span text:style-name="T79">http://cran.r-project.org/</text:span></text:a><text:span text:style-name="T79">).</text:span></text:p>
      <text:p text:style-name="P81"><text:span text:style-name="T84">TESTING.R requires a</text:span><text:span text:style-name="T82"> package for testing functions</text:span><text:span text:style-name="T81">, </text:span><text:span text:style-name="T82">testthat </text:span><text:span text:style-name="T83">(LINK).</text:span></text:p>
      <text:p text:style-name="P82"><text:span text:style-name="T83">T</text:span><text:span text:style-name="T43">he statistical functions </text:span><text:span text:style-name="T85">are dependent on </text:span><text:span text:style-name="T86">the BioConductor qvalue </text:span><text:span text:style-name="T87">package </text:span><text:span text:style-name="T88">in order to report q-values </text:span><text:span text:style-name="T89">(LINK).</text:span></text:p>
      <text:p text:style-name="P82"><text:span text:style-name="T89"/></text:p>
      <text:p text:style-name="P82"><text:span text:style-name="T89"/></text:p>
      <text:p text:style-name="P36">Software location</text:p>
      <text:p text:style-name="P58">Archive</text:p>
      <text:p text:style-name="P59"><text:span text:style-name="T43">Name</text:span></text:p>
      <text:p text:style-name="P11"/>
      <text:p text:style-name="P83">R scripts: <text:span text:style-name="T118">GitHub</text:span></text:p>
      <text:p text:style-name="P83"/>
      <text:p text:style-name="P84"><text:span text:style-name="T7">Persistent identifier</text:span></text:p>
      <text:p text:style-name="P84"><text:span text:style-name="T18"/></text:p>
      <text:p text:style-name="P85"><text:span text:style-name="T19">R scripts:</text:span> <text:a xlink:type="simple" xlink:href="https://github.com/kdea020/metabolomics-project" text:style-name="Internet_20_link" text:visited-style-name="Visited_20_Internet_20_Link"><text:span text:style-name="T90">https://github.com/kdea020/metabolomics-project</text:span></text:a></text:p>
      <text:p text:style-name="P85"><text:span text:style-name="T90"/></text:p>
      <text:p text:style-name="P68"><text:span text:style-name="T90">L</text:span><text:span text:style-name="T43">icense</text:span></text:p>
      <text:p text:style-name="P68"><text:span text:style-name="T20"/></text:p>
      <text:p text:style-name="P69"><text:span text:style-name="T20">CC-BY-3.0 NZ</text:span></text:p>
      <text:p text:style-name="P69"><text:span text:style-name="T20"/></text:p>
      <text:p text:style-name="P70"><text:span text:style-name="T43">Publisher</text:span></text:p>
      <text:p text:style-name="P70"><text:span text:style-name="T20"/></text:p>
      <text:p text:style-name="P71"><text:span text:style-name="T20">Kieran Deane-Alder</text:span></text:p>
      <text:p text:style-name="P11"/>
      <text:p text:style-name="P72">Date published</text:p>
      <text:p text:style-name="P72"><text:span text:style-name="T8"/></text:p>
      <text:p text:style-name="P73"><text:span text:style-name="T8">TBD.</text:span></text:p>
      <text:p text:style-name="P73"><text:span text:style-name="T8"/></text:p>
      <text:p text:style-name="P74">Language</text:p>
      <text:p text:style-name="P74"><text:span text:style-name="T8"/></text:p>
      <text:p text:style-name="P75"><text:span text:style-name="T8">English.</text:span></text:p>
      <text:p text:style-name="P75"><text:span text:style-name="T8"/></text:p>
      <text:p text:style-name="P75"><text:span text:style-name="T8"/></text:p>
      <text:p text:style-name="P60"><text:span text:style-name="T8">3) REUSE POTENTIAL</text:span></text:p>
      <text:p text:style-name="P86"><text:span text:style-name="T120">While</text:span> NoRAND was designed <text:span text:style-name="T119">to analyse data obtained from metabolomics studies using GC-MS instrumentation, it should also function appropriately without alteration for LC-MS data. Additionally, the statistical models employed are relatively simple and make few assumptions about the nature of the data. Therefore, NoRAND could foreseeably be easily modified to analyse other large datasets, such as those obtained from proteomics studies. Thus, NoRAND has reuse potential beyond metabolomics.</text:span></text:p>
      <text:p text:style-name="P11"/>
      <text:p text:style-name="P11"/>
      <text:p text:style-name="P38">Competing interests</text:p>
      <text:p text:style-name="P39"><text:span text:style-name="T43">The author declares that he has no competing interests.</text:span></text:p>
      <text:p text:style-name="P11"/>
      <text:p text:style-name="P11"/>
      <text:p text:style-name="P37">References</text:p>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729585118968653344" text:style-name="L1">
        <text:list-item>
          <text:p text:style-name="P50">Use template from J. Open. Res. Software</text:p>
        </text:list-item>
        <text:list-item>
          <text:p text:style-name="P52">You are sole author for purposes of submission.</text:p>
        </text:list-item>
      </text:list>
      <text:p text:style-name="P10"/>
      <text:p text:style-name="P10">Go to the journal and <text:span text:style-name="T42">have a look at a paper similar to mine.</text:span></text:p>
      <text:p text:style-name="P10"/>
      <text:p text:style-name="P1">Overview section</text:p>
      <text:list xml:id="list870012402830074017" text:style-name="L2">
        <text:list-item>
          <text:p text:style-name="P53">Allows you to place software in context of field.</text:p>
        </text:list-item>
        <text:list-item>
          <text:p text:style-name="P54">Why write the code to do the analysis?</text:p>
        </text:list-item>
        <text:list-item>
          <text:p text:style-name="P54">Lit review and comparison of other approaches to solve the problem.</text:p>
        </text:list-item>
        <text:list-item>
          <text:p text:style-name="P54"><text:soft-page-break/>Why is my approach better?</text:p>
        </text:list-item>
      </text:list>
      <text:p text:style-name="P2"/>
      <text:p text:style-name="P3">Describe software in plain <text:span text:style-name="T1">E</text:span>nglish, <text:span text:style-name="T2">with examples of input and output.</text:span></text:p>
      <text:p text:style-name="P4">What happens when you vary functions? <text:span text:style-name="T3">Walk the user through how the software works.</text:span></text:p>
      <text:p text:style-name="P5">(<text:span text:style-name="T5">L</text:span>ike a <text:span text:style-name="T4">Knitr</text:span> notebook).</text:p>
      <text:p text:style-name="P6">Describe, at each step, what you would <text:span text:style-name="T41">do</text:span> to <text:span text:style-name="T6">test</text:span><text:span text:style-name="T8"> t</text:span><text:span text:style-name="T9">hat the code is working correctly.</text:span></text:p>
      <text:p text:style-name="P12"/>
      <text:p text:style-name="P8"><text:span text:style-name="T9">R</text:span><text:span text:style-name="T8">e-use potential? </text:span><text:span text:style-name="T11">"Who can use this code?" </text:span><text:span text:style-name="T12">And what elements in the code would need to be changed to achieve re-use?</text:span></text:p>
      <text:p text:style-name="P12"/>
      <text:p text:style-name="P7"><text:span text:style-name="T9">W</text:span><text:span text:style-name="T8">ill also need separate documentation </text:span><text:span text:style-name="T10">(and licensing details).</text:span></text:p>
      <text:p text:style-name="P13"/>
      <text:p text:style-name="P9"><text:span text:style-name="T10">F</text:span><text:span text:style-name="T8">inal assignment consists of:</text:span></text:p>
      <text:p text:style-name="P14">- Paper</text:p>
      <text:p text:style-name="P9"><text:span text:style-name="T8">- </text:span><text:span text:style-name="T13">Functioning software </text:span><text:span text:style-name="T15">(on GitHub)</text:span></text:p>
      <text:p text:style-name="P9"><text:span text:style-name="T13">- </text:span><text:span text:style-name="T14">Tests </text:span><text:span text:style-name="T15">(must link to them </text:span><text:span text:style-name="T16">in the paper)</text:span></text:p>
      <text:p text:style-name="P9"><text:span text:style-name="T14">- </text:span><text:span text:style-name="T17">Comprehensive documentation on the use of the 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32M56S</meta:editing-duration>
    <meta:editing-cycles>455</meta:editing-cycles>
    <meta:generator>LibreOffice/5.1.4.2$Linux_X86_64 LibreOffice_project/10m0$Build-2</meta:generator>
    <dc:date>2016-10-11T14:32:46.182060165</dc:date>
    <meta:document-statistic meta:table-count="0" meta:image-count="0" meta:object-count="0" meta:page-count="5" meta:paragraph-count="81" meta:word-count="923" meta:character-count="6177" meta:non-whitespace-character-count="5334"/>
    <meta:user-defined meta:name="Info 1"/>
    <meta:user-defined meta:name="Info 2"/>
    <meta:user-defined meta:name="Info 3"/>
    <meta:user-defined meta:name="Info 4"/>
  </office:meta>
</office:document-meta>
</file>